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30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31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33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4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5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6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0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280099" fo:font-style="italic" style:font-style-asian="italic" style:font-style-complex="italic"/>
    </style:style>
    <style:style style:name="T42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3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4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5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6" style:family="text">
      <style:text-properties fo:font-size="23pt" style:font-size-asian="23pt" style:font-size-complex="23pt"/>
    </style:style>
    <style:style style:name="T4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9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50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1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2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3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4" style:family="text">
      <style:text-properties fo:font-family="'Courier New'" style:font-family-generic="modern" style:font-pitch="fixed" fo:font-size="22pt" style:font-size-asian="22pt" style:font-size-complex="22pt"/>
    </style:style>
    <style:style style:name="T55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6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1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3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64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9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70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72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73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74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5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7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0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8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3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4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5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6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7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8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9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9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2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3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5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6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7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9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fo:font-family="Arial" style:font-family-generic="swiss" style:font-pitch="variable"/>
    </style:style>
    <style:style style:name="T101" style:family="text">
      <style:text-properties fo:font-size="26pt" style:font-size-asian="26pt" style:font-size-complex="26pt"/>
    </style:style>
    <style:style style:name="T102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10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6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8" style:family="text">
      <style:text-properties fo:color="#c5000b"/>
    </style:style>
    <style:style style:name="T109" style:family="text">
      <style:text-properties fo:color="#4700b8"/>
    </style:style>
    <style:style style:name="T110" style:family="text">
      <style:text-properties fo:color="#000000"/>
    </style:style>
    <style:style style:name="T111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c5000b" fo:font-style="italic" style:font-style-asian="italic" style:font-style-complex="italic"/>
    </style:style>
    <style:style style:name="T113" style:family="text">
      <style:text-properties fo:color="#000000" fo:font-style="italic" style:font-style-asian="italic" style:font-style-complex="italic"/>
    </style:style>
    <style:style style:name="T114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5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6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7" style:family="text">
      <style:text-properties fo:font-size="19pt" style:font-size-asian="19pt" style:font-size-complex="19pt"/>
    </style:style>
    <style:style style:name="T118" style:family="text">
      <style:text-properties fo:font-family="'Times New Roman'" style:font-family-generic="roman" style:font-pitch="variable"/>
    </style:style>
    <style:style style:name="T119" style:family="text">
      <style:text-properties style:text-position="sub 70%" fo:font-family="'Times New Roman'" style:font-family-generic="roman" style:font-pitch="variable"/>
    </style:style>
    <style:style style:name="T120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Conceptu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8.435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</text:list>
              </text:list-item>
              <text:list-item>
                <text:p text:id="id29"><text:span text:style-name="T18">Iterative Aspect</text:span></text:p>
                <text:list>
                  <text:list-item>
                    <text:p text:id="id30"><text:span text:style-name="T19">Iteration </text:span><text:span text:style-name="T20">is always done over </text:span><text:span text:style-name="T21">interval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1">Addability and Subtractability</text:p>
                <text:list>
                  <text:list-item>
                    <text:p text:id="id32">All of itl's (interval) containers are <text:span text:style-name="T3">Addable</text:span> and <text:span text:style-name="T3">Subtractable</text:span> </text:p>
                  </text:list-item>
                  <text:list-item>
                    <text:p text:id="id33">They implement <text:span text:style-name="T23">operators +=</text:span><text:span text:style-name="T24">, </text:span><text:span text:style-name="T23">+</text:span><text:span text:style-name="T24">, </text:span><text:span text:style-name="T23">-=</text:span> and <text:span text:style-name="T23">-</text:span></text:p>
                  </text:list-item>
                </text:list>
              </text:list-item>
            </text:list>
          </draw:text-box>
        </draw:frame>
        <draw:frame draw:style-name="standard" draw:id="id34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5">+=</text:span></text:p>
              </table:table-cell>
              <table:table-cell>
                <text:p text:style-name="P10"><text:span text:style-name="T25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sets</text:span></text:p>
              </table:table-cell>
              <table:table-cell>
                <text:p text:style-name="P10"><text:span text:style-name="T26">set union</text:span></text:p>
              </table:table-cell>
              <table:table-cell>
                <text:p text:style-name="P10"><text:span text:style-name="T26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maps</text:span></text:p>
              </table:table-cell>
              <table:table-cell>
                <text:p text:style-name="P10"><text:span text:style-name="T26">?</text:span></text:p>
              </table:table-cell>
              <table:table-cell>
                <text:p text:style-name="P10"><text:span text:style-name="T26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5">A possible implementation for maps</text:p>
                <text:list>
                  <text:list-item>
                    <text:p text:id="id36">Propagate addition/subtraction to the associated values </text:p>
                  </text:list-item>
                  <text:list-item>
                    <text:p text:id="id37">. . . or aggregate on overlap</text:p>
                  </text:list-item>
                  <text:list-item>
                    <text:p text:id="id38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9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1" draw:layer="layout" svg:width="1.437cm" svg:height="0.954cm" svg:x="2.1cm" svg:y="8.9cm">
          <draw:text-box>
            <text:p>→ a</text:p>
          </draw:text-box>
        </draw:frame>
        <draw:frame draw:style-name="gr3" draw:id="id43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4" draw:layer="layout" svg:width="2cm" svg:height="1.5cm" svg:x="6.9cm" svg:y="11cm">
          <text:p text:style-name="P10"><text:span text:style-name="T27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6" draw:layer="layout" svg:width="1.437cm" svg:height="0.954cm" svg:x="12.626cm" svg:y="7.8cm">
          <draw:text-box>
            <text:p>→ a</text:p>
          </draw:text-box>
        </draw:frame>
        <draw:frame draw:style-name="gr3" draw:id="id48" draw:layer="layout" svg:width="3.329cm" svg:height="0.954cm" svg:x="12.2cm" svg:y="11.34cm">
          <draw:text-box>
            <text:p>→ (a + b)</text:p>
          </draw:text-box>
        </draw:frame>
        <draw:frame draw:style-name="gr3" draw:id="id50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1"><text:span text:style-name="T26">Decompositional effect on Intervals</text:span><text:span text:style-name="T26"><text:line-break/></text:span><text:span text:style-name="T26"/></text:p>
                  </text:list-item>
                  <text:list-item>
                    <text:p text:id="id52"><text:span text:style-name="T26">Accumulative effect on associated values</text:span></text:p>
                  </text:list-item>
                </text:list>
              </text:list-item>
            </text:list>
          </draw:text-box>
        </draw:frame>
        <draw:g draw:id="id40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8">I</text:span></text:p>
            </draw:text-box>
          </draw:frame>
        </draw:g>
        <draw:g draw:id="id42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49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5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7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9">∩</text:span><text:span text:style-name="T30">J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3" text:style-name="P8"><text:span text:style-name="T31">typedef</text:span><text:span text:style-name="T32"> </text:span><text:span text:style-name="T33">itl::set</text:span><text:span text:style-name="T32">&lt;string&gt; guests;</text:span></text:p>
            <text:p text:id="id54" text:style-name="P8"><text:span text:style-name="T33">interval_map</text:span><text:span text:style-name="T32">&lt;time, guests&gt; party;</text:span><text:span text:style-name="T32"><text:line-break/></text:span><text:span text:style-name="T32"> </text:span></text:p>
            <text:p text:id="id55" text:style-name="P8"><text:span text:style-name="T32">party </text:span><text:span text:style-name="T33">+=</text:span><text:span text:style-name="T32"> make_pair(</text:span></text:p>
            <text:p text:id="id56" text:style-name="P8"><text:span text:style-name="T32"><text:s text:c="2"/></text:span><text:span text:style-name="T33">interval&lt;</text:span><text:span text:style-name="T34">time</text:span><text:span text:style-name="T33">&gt;::rightopen</text:span><text:span text:style-name="T32">(20:00, 22:00), guests(</text:span><text:span text:style-name="T35">"Mary"</text:span><text:span text:style-name="T32">));</text:span><text:span text:style-name="T32"><text:line-break/></text:span><text:span text:style-name="T32"/></text:p>
            <text:p text:id="id57" text:style-name="P8"><text:span text:style-name="T32">party </text:span><text:span text:style-name="T33">+=</text:span><text:span text:style-name="T32"> make_pair(</text:span></text:p>
            <text:p text:id="id58" text:style-name="P8"><text:span text:style-name="T32"><text:s text:c="2"/></text:span><text:span text:style-name="T33">interval&lt;</text:span><text:span text:style-name="T34">time</text:span><text:span text:style-name="T33">&gt;::rightopen</text:span><text:span text:style-name="T32">(21:00, 23:00), guests(</text:span><text:span text:style-name="T35">"Harry"</text:span><text:span text:style-name="T32">)); </text:span><text:span text:style-name="T32"><text:line-break/></text:span><text:span text:style-name="T32"/></text:p>
            <text:p text:id="id59" text:style-name="P8"><text:span text:style-name="T36">// party now contains</text:span></text:p>
            <text:p text:id="id60" text:style-name="P8"><text:span text:style-name="T32">[20:00, 21:00)-&gt;{</text:span><text:span text:style-name="T35">"Mary"</text:span><text:span text:style-name="T32">} </text:span></text:p>
            <text:p text:id="id61" text:style-name="P8"><text:span text:style-name="T32">[21:00, 22:00)-&gt;{</text:span><text:span text:style-name="T35">"Harry"</text:span><text:span text:style-name="T32">,</text:span><text:span text:style-name="T35">"Mary"</text:span><text:span text:style-name="T32">} </text:span><text:span text:style-name="T36">//guest sets aggregated </text:span></text:p>
            <text:p text:id="id62" text:style-name="P8"><text:span text:style-name="T32">[22:00, 23:00)-&gt;{</text:span><text:span text:style-name="T35">"Harry"</text:span><text:span text:style-name="T3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7">Granu-larity</text:span></text:p>
              </table:table-cell>
              <table:table-cell>
                <text:p><text:span text:style-name="T37">Style</text:span></text:p>
              </table:table-cell>
              <table:table-cell>
                <text:p><text:span text:style-name="T37">Sets</text:span></text:p>
              </table:table-cell>
              <table:table-cell>
                <text:p><text:span text:style-name="T37">Maps</text:span></text:p>
              </table:table-cell>
            </table:table-row>
            <table:table-row table:style-name="ro3" table:default-cell-style-name="ce6">
              <table:table-cell>
                <text:p><text:span text:style-name="T38">interval</text:span></text:p>
              </table:table-cell>
              <table:table-cell/>
              <table:table-cell table:style-name="ce7">
                <text:p><text:span text:style-name="T39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8">joining</text:span></text:p>
              </table:table-cell>
              <table:table-cell table:style-name="ce7">
                <text:p><text:span text:style-name="T39">interval_set</text:span></text:p>
              </table:table-cell>
              <table:table-cell table:style-name="ce7">
                <text:p><text:span text:style-name="T39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8">separating</text:span></text:p>
              </table:table-cell>
              <table:table-cell table:style-name="ce7">
                <text:p><text:span text:style-name="T39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8">splitting</text:span></text:p>
              </table:table-cell>
              <table:table-cell table:style-name="ce7">
                <text:p><text:span text:style-name="T39">split_interval_set</text:span></text:p>
              </table:table-cell>
              <table:table-cell table:style-name="ce7">
                <text:p><text:span text:style-name="T39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8">element</text:span></text:p>
              </table:table-cell>
              <table:table-cell/>
              <table:table-cell table:style-name="ce7">
                <text:p><text:span text:style-name="T39">set</text:span></text:p>
              </table:table-cell>
              <table:table-cell table:style-name="ce7">
                <text:p><text:span text:style-name="T39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3">Interval Combining Styles: <text:span text:style-name="T40">Joining</text:span></text:p>
                <text:list>
                  <text:list-item>
                    <text:p text:id="id64">Intervals are joined on overlap or on touch</text:p>
                  </text:list-item>
                  <text:list-item>
                    <text:p text:id="id65">. . . <text:span text:style-name="T41">for maps</text:span>, if associated values are equal</text:p>
                  </text:list-item>
                  <text:list-item>
                    <text:p text:id="id66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2"><text:s/></text:span><text:span text:style-name="T10">interval_set</text:span></text:p>
            <text:p text:style-name="P8"><text:span text:style-name="T42"><text:s/></text:span></text:p>
            <text:p text:id="id67" text:style-name="P8"><text:span text:style-name="T42"><text:s text:c="3"/></text:span><text:span text:style-name="T42">{[1 <text:s text:c="5"/>3) <text:s text:c="9"/>}</text:span></text:p>
            <text:p text:id="id68" text:style-name="P8"><text:span text:style-name="T42"><text:s/></text:span><text:span text:style-name="T42">+ <text:s text:c="6"/>[2 <text:s text:c="5"/>4)</text:span></text:p>
            <text:p text:id="id70" text:style-name="P8"><text:span text:style-name="T42"><text:s/></text:span><text:span text:style-name="T42">+ <text:s text:c="16"/>[4 5)</text:span></text:p>
            <text:p text:style-name="P8"><text:span text:style-name="T42"/></text:p>
            <text:p text:id="id69" text:style-name="P8"><text:span text:style-name="T42"><text:s/></text:span><text:span text:style-name="T42">= {[1 <text:s text:c="10"/>4) <text:s text:c="4"/>}</text:span></text:p>
            <text:p text:style-name="P8"><text:span text:style-name="T42"><text:s/></text:span></text:p>
            <text:p text:id="id71" text:style-name="P8"><text:span text:style-name="T42"><text:s/></text:span><text:span text:style-name="T42">= {[1 <text:s text:c="15"/>5)} </text:span></text:p>
            <text:p text:style-name="P8"><text:span text:style-name="T42"/></text:p>
            <text:p text:style-name="P8"><text:span text:style-name="T42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42"><text:s/></text:span></text:p>
            <text:p text:id="id72" text:style-name="P8"><text:span text:style-name="T42"><text:s text:c="2"/></text:span><text:span text:style-name="T43"><text:s/></text:span><text:span text:style-name="T43">{[1 <text:s text:c="5"/>3)</text:span><text:span text:style-name="T44">-&gt;1</text:span><text:span text:style-name="T43"> <text:s text:c="8"/>} </text:span></text:p>
            <text:p text:id="id73" text:style-name="P8"><text:span text:style-name="T42"><text:s/></text:span><text:span text:style-name="T42">+ <text:s text:c="5"/>[2 <text:s text:c="5"/>4)</text:span><text:span text:style-name="T45">-&gt;1</text:span></text:p>
            <text:p text:id="id76" text:style-name="P8"><text:span text:style-name="T42"><text:s/></text:span><text:span text:style-name="T42">+ <text:s text:c="15"/>[4 5)</text:span><text:span text:style-name="T45">-&gt;1</text:span></text:p>
            <text:p text:style-name="P8"><text:span text:style-name="T42"/></text:p>
            <text:p text:id="id74" text:style-name="P8"><text:span text:style-name="T42"><text:s/></text:span><text:span text:style-name="T42">={[1 2)[2 3)[3 4) <text:s text:c="7"/>}</text:span></text:p>
            <text:p text:id="id75" text:style-name="P8"><text:span text:style-name="T42"><text:s text:c="4"/></text:span><text:span text:style-name="T45">-&gt;1 <text:s/>-&gt;2 <text:s/>-&gt;1</text:span><text:span text:style-name="T42"> <text:s text:c="5"/></text:span></text:p>
            <text:p text:id="id77" text:style-name="P8"><text:span text:style-name="T42"><text:s/></text:span><text:span text:style-name="T42">={[1 2)[2 3)[3 <text:s text:c="5"/>5) <text:s text:c="2"/>}</text:span></text:p>
            <text:p text:id="id78" text:style-name="P8"><text:span text:style-name="T42"><text:s text:c="4"/></text:span><text:span text:style-name="T45">-&gt;1 <text:s/>-&gt;2 <text:s text:c="4"/>-&gt;1</text:span><text:span text:style-name="T42"> <text:s text:c="5"/></text:span></text:p>
            <text:p text:style-name="P8"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9">Interval Combining Styles: <text:span text:style-name="T40">Splitting</text:span></text:p>
                <text:list>
                  <text:list-item>
                    <text:p text:id="id80"><text:span text:style-name="T46">Intervals are split on overlap and kept separate on touch</text:span></text:p>
                  </text:list-item>
                  <text:list-item>
                    <text:p text:id="id81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2"><text:s/></text:span><text:span text:style-name="T10">split_interval_set</text:span></text:p>
            <text:p text:style-name="P8"><text:span text:style-name="T42"><text:s/></text:span></text:p>
            <text:p text:id="id82" text:style-name="P8"><text:span text:style-name="T42"><text:s text:c="3"/></text:span><text:span text:style-name="T42">{[1 <text:s text:c="5"/>3) <text:s text:c="9"/>}</text:span></text:p>
            <text:p text:id="id83" text:style-name="P8"><text:span text:style-name="T42"><text:s/></text:span><text:span text:style-name="T42">+ <text:s text:c="6"/>[2 <text:s text:c="5"/>4)</text:span></text:p>
            <text:p text:id="id85" text:style-name="P8"><text:span text:style-name="T42"><text:s/></text:span><text:span text:style-name="T42">+ <text:s text:c="16"/>[4 5)</text:span></text:p>
            <text:p text:style-name="P8"><text:span text:style-name="T42"/></text:p>
            <text:p text:id="id84" text:style-name="P8"><text:span text:style-name="T42"><text:s/></text:span><text:span text:style-name="T42">= {[1 2)[2 3)[3 4) <text:s text:c="4"/>}</text:span></text:p>
            <text:p text:style-name="P8"><text:span text:style-name="T42"><text:s/></text:span></text:p>
            <text:p text:id="id86" text:style-name="P8"><text:span text:style-name="T42"><text:s/></text:span><text:span text:style-name="T42">= {[1 2)[2 3)[3 4)[4 5)} </text:span></text:p>
            <text:p text:style-name="P8"><text:span text:style-name="T42"/></text:p>
            <text:p text:style-name="P8"><text:span text:style-name="T42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42"><text:s/></text:span></text:p>
            <text:p text:id="id87" text:style-name="P8"><text:span text:style-name="T42"><text:s text:c="2"/></text:span><text:span text:style-name="T43"><text:s/></text:span><text:span text:style-name="T43">{[1 <text:s text:c="5"/>3)</text:span><text:span text:style-name="T44">-&gt;1</text:span><text:span text:style-name="T43"> <text:s text:c="8"/>} </text:span></text:p>
            <text:p text:id="id88" text:style-name="P8"><text:span text:style-name="T42"><text:s/></text:span><text:span text:style-name="T42">+ <text:s text:c="5"/>[2 <text:s text:c="5"/>4)</text:span><text:span text:style-name="T45">-&gt;1</text:span></text:p>
            <text:p text:id="id91" text:style-name="P8"><text:span text:style-name="T42"><text:s/></text:span><text:span text:style-name="T42">+ <text:s text:c="15"/>[4 5)</text:span><text:span text:style-name="T45">-&gt;1</text:span></text:p>
            <text:p text:style-name="P8"><text:span text:style-name="T42"/></text:p>
            <text:p text:id="id89" text:style-name="P8"><text:span text:style-name="T42"><text:s/></text:span><text:span text:style-name="T42">={[1 2)[2 3)[3 4) <text:s text:c="7"/>}</text:span></text:p>
            <text:p text:id="id90" text:style-name="P8"><text:span text:style-name="T42"><text:s text:c="4"/></text:span><text:span text:style-name="T45">-&gt;1 <text:s/>-&gt;2 <text:s/>-&gt;1</text:span><text:span text:style-name="T42"> <text:s text:c="5"/></text:span></text:p>
            <text:p text:id="id92" text:style-name="P8"><text:span text:style-name="T42"><text:s/></text:span><text:span text:style-name="T42">={[1 2)[2 3)[3 4)[4 5) <text:s text:c="2"/>}</text:span></text:p>
            <text:p text:id="id93" text:style-name="P8"><text:span text:style-name="T42"><text:s text:c="4"/></text:span><text:span text:style-name="T45">-&gt;1 <text:s/>-&gt;2 <text:s/>-&gt;1</text:span><text:span text:style-name="T42"> <text:s/></text:span><text:span text:style-name="T45">-&gt;1</text:span><text:span text:style-name="T42"> <text:s text:c="3"/></text:span></text:p>
            <text:p text:style-name="P8"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40">Separating</text:span></text:p>
                <text:list>
                  <text:list-item>
                    <text:p><text:span text:style-name="T47">Intervals are joined on overlap but kept separate on touch</text:span></text:p>
                  </text:list-item>
                  <text:list-item>
                    <text:p><text:span text:style-name="T47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42"><text:s/></text:span><text:span text:style-name="T10">separate_interval_set</text:span></text:p>
            <text:p text:style-name="P8"><text:span text:style-name="T42"><text:s/></text:span></text:p>
            <text:p text:style-name="P8"><text:span text:style-name="T42"><text:s text:c="3"/></text:span><text:span text:style-name="T42">{[1 <text:s text:c="5"/>3) <text:s text:c="9"/>}</text:span></text:p>
            <text:p text:style-name="P8"><text:span text:style-name="T42"><text:s/></text:span><text:span text:style-name="T42">+ <text:s text:c="6"/>[2 <text:s text:c="5"/>4)</text:span></text:p>
            <text:p text:style-name="P8"><text:span text:style-name="T42"><text:s/></text:span><text:span text:style-name="T42">+ <text:s text:c="16"/>[4 5)</text:span></text:p>
            <text:p text:style-name="P8"><text:span text:style-name="T42"/></text:p>
            <text:p text:style-name="P8"><text:span text:style-name="T42"><text:s/></text:span><text:span text:style-name="T42">= {[1 <text:s text:c="10"/>4) <text:s text:c="4"/>}</text:span></text:p>
            <text:p text:style-name="P8"><text:span text:style-name="T42"><text:s/></text:span></text:p>
            <text:p text:style-name="P8"><text:span text:style-name="T42"><text:s/></text:span><text:span text:style-name="T42">= {[1 <text:s text:c="10"/>4)[4 5)} </text:span></text:p>
            <text:p text:style-name="P8"><text:span text:style-name="T42"/></text:p>
            <text:p text:style-name="P8"><text:span text:style-name="T4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4" text:style-name="P8"><text:span text:style-name="T32">interval&lt;</text:span><text:span text:style-name="T31">int</text:span><text:span text:style-name="T32">&gt; int_interval = interval&lt;</text:span><text:span text:style-name="T31">int</text:span><text:span text:style-name="T32">&gt;::</text:span><text:span text:style-name="T48">closed</text:span><text:span text:style-name="T32">(3,7);</text:span></text:p>
            <text:p text:style-name="P8"><text:span text:style-name="T32"/></text:p>
            <text:p text:id="id95" text:style-name="P8"><text:span text:style-name="T32">interval&lt;</text:span><text:span text:style-name="T31">double</text:span><text:span text:style-name="T32">&gt; sqrt_interval</text:span><text:span text:style-name="T32"><text:line-break/></text:span><text:span text:style-name="T32"> <text:s/>= interval&lt;</text:span><text:span text:style-name="T31">double</text:span><text:span text:style-name="T32">&gt;::</text:span><text:span text:style-name="T48">rightopen</text:span><text:span text:style-name="T32">(1/sqrt(2.0), sqrt(2.0));</text:span></text:p>
            <text:p text:style-name="P8"><text:span text:style-name="T32"/></text:p>
            <text:p text:id="id96" text:style-name="P8"><text:span text:style-name="T32">interval&lt;</text:span><text:span text:style-name="T49">std::string</text:span><text:span text:style-name="T32">&gt; city_interval</text:span><text:span text:style-name="T32"><text:line-break/></text:span><text:span text:style-name="T32"> <text:s/>= interval&lt;std::string&gt;::</text:span><text:span text:style-name="T48">leftopen</text:span><text:span text:style-name="T32">(</text:span><text:span text:style-name="T35">"Barcelona"</text:span><text:span text:style-name="T32">, </text:span><text:span text:style-name="T35">"Boston"</text:span><text:span text:style-name="T32">);</text:span></text:p>
            <text:p text:style-name="P8"><text:span text:style-name="T32"/></text:p>
            <text:p text:id="id97"><text:span text:style-name="T32">interval&lt;</text:span><text:span text:style-name="T49">boost::</text:span><text:span text:style-name="T50">ptime</text:span><text:span text:style-name="T32">&gt; time_interval</text:span><text:span text:style-name="T32"><text:line-break/></text:span><text:span text:style-name="T32"> <text:s/>= interval&lt;</text:span><text:span text:style-name="T49">boost::</text:span><text:span text:style-name="T50">ptime</text:span><text:span text:style-name="T32">&gt;::</text:span><text:span text:style-name="T48">open</text:span><text:span text:style-name="T32">(</text:span><text:span text:style-name="T32"><text:line-break/></text:span><text:span text:style-name="T32"> <text:s text:c="22"/></text:span><text:span text:style-name="T51">time_from_string(</text:span><text:span text:style-name="T52">"2008-05-20 19:30"</text:span><text:span text:style-name="T53">)</text:span><text:span text:style-name="T32">,</text:span><text:span text:style-name="T32"><text:line-break/></text:span><text:span text:style-name="T32"> <text:s text:c="22"/></text:span><text:span text:style-name="T51">time_from_string(</text:span><text:span text:style-name="T52">"2008-05-20 23:00"</text:span><text:span text:style-name="T53">)</text:span></text:p>
            <text:p text:id="id98"><text:span text:style-name="T53"><text:s text:c="4"/></text:span><text:span text:style-name="T32">);</text:span><text:span text:style-name="T32"><text:line-break/></text:span><text:span text:style-name="T3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6">A way to iterate over months and weeks </text:span><text:span text:style-name="T26"><text:line-break/></text:span><text:span text:style-name="T26">(</text:span><text:span text:style-name="T54">month_and_week_grid.cpp</text:span><text:span text:style-name="T26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5"/></text:p>
            <text:p text:id="id99" text:style-name="P8"><text:span text:style-name="T55">#include</text:span><text:span text:style-name="T56"> </text:span><text:span text:style-name="T57">&lt;boost/itl/gregorian.hpp&gt; </text:span><text:span text:style-name="T58">//boost::gregorian plus adapter code</text:span><text:span text:style-name="T56"> </text:span></text:p>
            <text:p text:id="id100" text:style-name="P8"><text:span text:style-name="T55">#include</text:span><text:span text:style-name="T59"> </text:span><text:span text:style-name="T57">&lt;boost/itl/split_interval_set.hpp&gt;</text:span></text:p>
            <text:p text:style-name="P8"><text:span text:style-name="T56"/></text:p>
            <text:p text:id="id101" text:style-name="P8"><text:span text:style-name="T56">// A split_interval_set of gregorian dates as date_grid.</text:span><text:span text:style-name="T56"><text:line-break/></text:span><text:span text:style-name="T60">typedef</text:span><text:span text:style-name="T61"> split_interval_set&lt;boost::gregorian::date&gt; date_grid;</text:span></text:p>
            <text:p text:style-name="P8"><text:span text:style-name="T61"/></text:p>
            <text:p text:id="id102" text:style-name="P8"><text:span text:style-name="T56">// Compute a date_grid of months using boost::gregorian.</text:span></text:p>
            <text:p text:id="id103" text:style-name="P8"><text:span text:style-name="T59">date_grid month_grid(</text:span><text:span text:style-name="T55">const</text:span><text:span text:style-name="T59"> interval&lt;date&gt;&amp; scope)</text:span></text:p>
            <text:p text:id="id104" text:style-name="P8"><text:span text:style-name="T59">{</text:span></text:p>
            <text:p text:id="id105" text:style-name="P8"><text:span text:style-name="T59"><text:s text:c="4"/></text:span><text:span text:style-name="T62">date_grid</text:span><text:span text:style-name="T59"> month_grid;</text:span></text:p>
            <text:p text:id="id106" text:style-name="P8"><text:span text:style-name="T59"><text:s text:c="4"/></text:span><text:span text:style-name="T63">// Compute a date_grid of months using boost::gregorian.</text:span></text:p>
            <text:p text:id="id107" text:style-name="P8"><text:span text:style-name="T63"><text:s text:c="4"/></text:span><text:span text:style-name="T63">. . .</text:span></text:p>
            <text:p text:id="id108" text:style-name="P8"><text:span text:style-name="T59"><text:s text:c="4"/></text:span><text:span text:style-name="T55">return</text:span><text:span text:style-name="T59"> month_grid;</text:span></text:p>
            <text:p text:id="id109" text:style-name="P8"><text:span text:style-name="T59">}</text:span></text:p>
            <text:p text:style-name="P8"><text:span text:style-name="T59"/></text:p>
            <text:p text:id="id110" text:style-name="P8"><text:span text:style-name="T56">// Compute a date_grid of weeks using boost::gregorian.</text:span></text:p>
            <text:p text:id="id111" text:style-name="P8"><text:span text:style-name="T59">date_grid week_grid(</text:span><text:span text:style-name="T55">const</text:span><text:span text:style-name="T59"> interval&lt;date&gt;&amp; scope)</text:span></text:p>
            <text:p text:id="id112" text:style-name="P8"><text:span text:style-name="T59">{</text:span></text:p>
            <text:p text:id="id113" text:style-name="P8"><text:span text:style-name="T59"><text:s text:c="4"/></text:span><text:span text:style-name="T62">date_grid</text:span><text:span text:style-name="T59"> week_grid;</text:span></text:p>
            <text:p text:id="id114" text:style-name="P8"><text:span text:style-name="T59"><text:s text:c="4"/></text:span><text:span text:style-name="T63">// Compute a date_grid of weeks using boost::gregorian.</text:span></text:p>
            <text:p text:id="id115" text:style-name="P8"><text:span text:style-name="T63"><text:s text:c="4"/></text:span><text:span text:style-name="T63">. . .</text:span></text:p>
            <text:p text:id="id116" text:style-name="P8"><text:span text:style-name="T59"><text:s text:c="4"/></text:span><text:span text:style-name="T55">return</text:span><text:span text:style-name="T59"> week_grid;</text:span></text:p>
            <text:p text:id="id117" text:style-name="P8"><text:span text:style-name="T59">}</text:span><text:span text:style-name="T59"><text:line-break/></text:span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6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5">void</text:span><text:span text:style-name="T59"> month_and_time_grid()</text:span></text:p>
            <text:p text:style-name="P8"><text:span text:style-name="T59">{</text:span></text:p>
            <text:p text:id="id118" text:style-name="P8"><text:span text:style-name="T59"><text:s text:c="4"/></text:span><text:span text:style-name="T59">date someday = day_clock::local_day();</text:span><text:span text:style-name="T59"><text:line-break/></text:span><text:span text:style-name="T59"> <text:s text:c="3"/>date thenday = someday + months(2);</text:span><text:span text:style-name="T59"><text:line-break/></text:span><text:span text:style-name="T59"> <text:s text:c="3"/>interval&lt;date&gt; scope = interval&lt;date&gt;::rightopen(someday, thenday);</text:span></text:p>
            <text:p text:style-name="P8"><text:span text:style-name="T59"/></text:p>
            <text:p text:id="id119" text:style-name="P8"><text:span text:style-name="T59"><text:s text:c="4"/></text:span><text:span text:style-name="T56">// An intersection of the month and week grids ...</text:span><text:span text:style-name="T56"><text:line-break/></text:span><text:span text:style-name="T59"> <text:s text:c="3"/></text:span><text:span text:style-name="T62">date_grid </text:span><text:span text:style-name="T59">month_and_week_grid </text:span><text:span text:style-name="T59"><text:line-break/></text:span><text:span text:style-name="T59"> <text:s text:c="7"/>= month_grid(scope) &amp; week_grid(scope);</text:span><text:span text:style-name="T59"><text:line-break/></text:span><text:span text:style-name="T59"/></text:p>
            <text:p text:id="id120" text:style-name="P8"><text:span text:style-name="T59"><text:s text:c="4"/></text:span><text:span text:style-name="T56">// ... allows to iterate months and weeks. Whenever a month</text:span><text:span text:style-name="T56"><text:line-break/></text:span><text:span text:style-name="T56"> <text:s text:c="3"/>// or a week changes there is a new interval.</text:span><text:span text:style-name="T56"><text:line-break/></text:span><text:span text:style-name="T56"> <text:s text:c="3"/></text:span><text:span text:style-name="T60">for</text:span><text:span text:style-name="T62">(date_grid::iterator it = month_and_week_grid.begin(); </text:span></text:p>
            <text:p text:id="id121" text:style-name="P8"><text:span text:style-name="T64"><text:s text:c="8"/></text:span><text:span text:style-name="T64">it != month_and_week_grid.end(); it++)</text:span><text:span text:style-name="T64"><text:line-break/></text:span><text:span text:style-name="T64"> <text:s text:c="3"/>{ <text:s text:c="2"/>. . . <text:s text:c="2"/>}</text:span></text:p>
            <text:p text:style-name="P8"><text:span text:style-name="T64"/></text:p>
            <text:p text:id="id122" text:style-name="P8"><text:span text:style-name="T58"><text:s text:c="4"/></text:span><text:span text:style-name="T58">// We can also intersect the grid into an interval_map to make</text:span><text:span text:style-name="T58"><text:line-break/></text:span><text:span text:style-name="T58"> <text:s text:c="3"/>// shure that all intervals are within months and week bounds.</text:span><text:span text:style-name="T58"><text:line-break/></text:span><text:span text:style-name="T64"> <text:s text:c="3"/>interval_map&lt;</text:span><text:span text:style-name="T62">boost::gregorian::date, some_type&gt; accrual;</text:span><text:span text:style-name="T62"><text:line-break/></text:span><text:span text:style-name="T62"> <text:s text:c="3"/>compute_some_result(accrual, scope);</text:span><text:span text:style-name="T62"><text:line-break/></text:span><text:span text:style-name="T62"> <text:s text:c="3"/>accrual &amp;= month_and_week_grid;</text:span></text:p>
            <text:p text:style-name="P8"><text:span text:style-name="T62"/></text:p>
            <text:p text:style-name="P8"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5">Aggregating with interval_maps</text:span></text:p>
                <text:list>
                  <text:list-item>
                    <text:p><text:span text:style-name="T26">Computing averages via implementing </text:span><text:span text:style-name="T66">operator</text:span><text:span text:style-name="T67"> +=</text:span><text:span text:style-name="T67"><text:line-break/></text:span><text:span text:style-name="T68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5"/></text:p>
            <text:p text:id="id123" text:style-name="P8"><text:span text:style-name="T55">class</text:span><text:span text:style-name="T59"> </text:span><text:span text:style-name="T69">counted_sum</text:span><text:span text:style-name="T69"><text:line-break/></text:span><text:span text:style-name="T59">{</text:span><text:span text:style-name="T59"><text:line-break/></text:span><text:span text:style-name="T55">public</text:span><text:span text:style-name="T59">:</text:span><text:span text:style-name="T59"><text:line-break/></text:span><text:span text:style-name="T59"><text:tab/></text:span><text:span text:style-name="T69">counted_sum()</text:span><text:span text:style-name="T59">:_sum(0),_count(0){}</text:span><text:span text:style-name="T59"><text:line-break/></text:span><text:span text:style-name="T59"><text:tab/></text:span><text:span text:style-name="T59">counted_sum(</text:span><text:span text:style-name="T55">int</text:span><text:span text:style-name="T59"> sum):_sum(sum),_count(1){}</text:span></text:p>
            <text:p text:style-name="P8"><text:span text:style-name="T59"/></text:p>
            <text:p text:id="id124" text:style-name="P8"><text:span text:style-name="T59"><text:tab/></text:span><text:span text:style-name="T55">int</text:span><text:span text:style-name="T59"> sum()</text:span><text:span text:style-name="T55">const</text:span><text:span text:style-name="T59"> <text:s/>{</text:span><text:span text:style-name="T55">return</text:span><text:span text:style-name="T59"> _sum;}</text:span><text:span text:style-name="T59"><text:line-break/></text:span><text:span text:style-name="T59"><text:tab/></text:span><text:span text:style-name="T55">int</text:span><text:span text:style-name="T59"> count()</text:span><text:span text:style-name="T55">const</text:span><text:span text:style-name="T59">{</text:span><text:span text:style-name="T55">return</text:span><text:span text:style-name="T59"> _count;}</text:span><text:span text:style-name="T59"><text:line-break/></text:span><text:span text:style-name="T59"><text:tab/></text:span><text:span text:style-name="T55">double</text:span><text:span text:style-name="T59"> average()</text:span><text:span text:style-name="T55">const</text:span><text:span text:style-name="T55"><text:line-break/></text:span><text:span text:style-name="T55"> <text:s text:c="3"/></text:span><text:span text:style-name="T59">{ </text:span><text:span text:style-name="T55">return</text:span><text:span text:style-name="T59"> _count==0 ? 0.0 : _sum/</text:span><text:span text:style-name="T55">static_cast</text:span><text:span text:style-name="T59">&lt;</text:span><text:span text:style-name="T55">double</text:span><text:span text:style-name="T59">&gt;(_count); }</text:span></text:p>
            <text:p text:style-name="P8"><text:span text:style-name="T59"/></text:p>
            <text:p text:id="id125" text:style-name="P8"><text:span text:style-name="T59"><text:tab/></text:span><text:span text:style-name="T59">counted_sum&amp; </text:span><text:span text:style-name="T69">operator +=</text:span><text:span text:style-name="T59"> (</text:span><text:span text:style-name="T55">const</text:span><text:span text:style-name="T59"> counted_sum&amp; right)</text:span><text:span text:style-name="T59"><text:line-break/></text:span><text:span text:style-name="T59"><text:tab/></text:span><text:span text:style-name="T59">{ _sum += right.sum(); _count += right.count(); </text:span><text:span text:style-name="T55">return</text:span><text:span text:style-name="T59"> *</text:span><text:span text:style-name="T55">this</text:span><text:span text:style-name="T59">; }</text:span></text:p>
            <text:p text:style-name="P8"><text:span text:style-name="T59"/></text:p>
            <text:p text:id="id126" text:style-name="P8"><text:span text:style-name="T55">private</text:span><text:span text:style-name="T59">:</text:span><text:span text:style-name="T59"><text:line-break/></text:span><text:span text:style-name="T59"><text:tab/></text:span><text:span text:style-name="T55">int</text:span><text:span text:style-name="T59"> _sum;</text:span><text:span text:style-name="T59"><text:line-break/></text:span><text:span text:style-name="T59"><text:tab/></text:span><text:span text:style-name="T55">int</text:span><text:span text:style-name="T59"> _count;</text:span><text:span text:style-name="T59"><text:line-break/></text:span><text:span text:style-name="T59">};</text:span></text:p>
            <text:p text:style-name="P8"><text:span text:style-name="T59"/></text:p>
            <text:p text:id="id127" text:style-name="P8"><text:span text:style-name="T55">bool</text:span><text:span text:style-name="T59"> </text:span><text:span text:style-name="T69">operator ==</text:span><text:span text:style-name="T59"> (</text:span><text:span text:style-name="T55">const</text:span><text:span text:style-name="T59"> counted_sum&amp; left, </text:span><text:span text:style-name="T55">const</text:span><text:span text:style-name="T59"> counted_sum&amp; right)</text:span><text:span text:style-name="T59"><text:line-break/></text:span><text:span text:style-name="T59">{ </text:span><text:span text:style-name="T55">return</text:span><text:span text:style-name="T59"> left.sum()==right.sum() &amp;&amp; left.count()==right.count(); } </text:span></text:p>
            <text:p text:style-name="P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5">Aggregating with interval_maps</text:span></text:p>
                <text:list>
                  <text:list-item>
                    <text:p><text:span text:style-name="T26">Computing averages via implementing </text:span><text:span text:style-name="T66">operator</text:span><text:span text:style-name="T67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8" text:style-name="P8"><text:span text:style-name="T70">void</text:span><text:span text:style-name="T71"> partys_height_average()</text:span><text:span text:style-name="T71"><text:line-break/></text:span><text:span text:style-name="T71">{</text:span><text:span text:style-name="T71"><text:line-break/></text:span><text:span text:style-name="T71"> <text:s text:c="3"/>interval_map&lt;ptime, </text:span><text:span text:style-name="T72">counted_sum</text:span><text:span text:style-name="T71">&gt; height_sums;</text:span></text:p>
            <text:p text:style-name="P8"><text:span text:style-name="T71"/></text:p>
            <text:p text:id="id129" text:style-name="P8"><text:span text:style-name="T71"><text:s text:c="4"/></text:span><text:span text:style-name="T71">height_sums </text:span><text:span text:style-name="T72">+=</text:span><text:span text:style-name="T71"> (</text:span><text:span text:style-name="T71"><text:line-break/></text:span><text:span text:style-name="T71"> <text:s text:c="5"/>make_pair(</text:span><text:span text:style-name="T71"><text:line-break/></text:span><text:span text:style-name="T71"> <text:s text:c="7"/>interval&lt;ptime&gt;::rightopen(</text:span><text:span text:style-name="T71"><text:line-break/></text:span><text:span text:style-name="T71"> <text:s text:c="9"/>time_from_string(</text:span><text:span text:style-name="T73">"2008-05-20 19:30"</text:span><text:span text:style-name="T71">), </text:span><text:span text:style-name="T71"><text:line-break/></text:span><text:span text:style-name="T71"> <text:s text:c="9"/>time_from_string(</text:span><text:span text:style-name="T73">"2008-05-20 23:00"</text:span><text:span text:style-name="T71">)), </text:span><text:span text:style-name="T71"><text:line-break/></text:span><text:span text:style-name="T71"> <text:s text:c="9"/></text:span><text:span text:style-name="T72">counted_sum(165)</text:span><text:span text:style-name="T71">) </text:span><text:span text:style-name="T74">// Mary is 1,65 m tall.</text:span><text:span text:style-name="T74"><text:line-break/></text:span><text:span text:style-name="T71"> <text:s text:c="3"/>);</text:span></text:p>
            <text:p text:style-name="P8"><text:span text:style-name="T71"/></text:p>
            <text:p text:id="id130" text:style-name="P8"><text:span text:style-name="T71"><text:s text:c="4"/></text:span><text:span text:style-name="T75">// Add height of more pary guests . . .</text:span><text:span text:style-name="T71"> </text:span></text:p>
            <text:p text:style-name="P8"><text:span text:style-name="T71"/></text:p>
            <text:p text:id="id131" text:style-name="P8"><text:span text:style-name="T71"><text:s text:c="4"/></text:span><text:span text:style-name="T71">interval_map&lt;ptime, counted_sum&gt;::iterator height_sum_ =</text:span><text:span text:style-name="T71"><text:line-break/></text:span><text:span text:style-name="T71"> <text:s text:c="7"/>height_sums.begin();</text:span><text:span text:style-name="T71"><text:line-break/></text:span><text:span text:style-name="T71"> <text:s text:c="3"/></text:span><text:span text:style-name="T70">while</text:span><text:span text:style-name="T71">(height_sum_ != height_sums.end())</text:span><text:span text:style-name="T71"><text:line-break/></text:span><text:span text:style-name="T71"> <text:s text:c="3"/>{</text:span><text:span text:style-name="T71"><text:line-break/></text:span><text:span text:style-name="T71"> <text:s text:c="7"/>interval&lt;ptime&gt; when = height_sum_-&gt;first;</text:span><text:span text:style-name="T71"><text:line-break/></text:span><text:span text:style-name="T71"> <text:s text:c="7"/></text:span><text:span text:style-name="T70">double</text:span><text:span text:style-name="T71"> height_average = (*height_sum_++).second.</text:span><text:span text:style-name="T72">average()</text:span><text:span text:style-name="T71">;</text:span></text:p>
            <text:p text:style-name="P8"><text:span text:style-name="T71"/></text:p>
            <text:p text:id="id132" text:style-name="P8"><text:span text:style-name="T71"><text:s text:c="8"/></text:span><text:span text:style-name="T71">cout &lt;&lt; </text:span><text:span text:style-name="T73">"["</text:span><text:span text:style-name="T71"> &lt;&lt; when.first() &lt;&lt; </text:span><text:span text:style-name="T73">" - "</text:span><text:span text:style-name="T71"> &lt;&lt; when.upper() &lt;&lt; </text:span><text:span text:style-name="T73">")"</text:span><text:span text:style-name="T73"><text:line-break/></text:span><text:span text:style-name="T71"> <text:s text:c="12"/>&lt;&lt; </text:span><text:span text:style-name="T73">": "</text:span><text:span text:style-name="T71"> &lt;&lt; height_average &lt;&lt; </text:span><text:span text:style-name="T73">" cm"</text:span><text:span text:style-name="T71"> &lt;&lt; endl;</text:span><text:span text:style-name="T71"><text:line-break/></text:span><text:span text:style-name="T71"> <text:s text:c="3"/>}</text:span><text:span text:style-name="T71"><text:line-break/></text:span><text:span text:style-name="T7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6">man_power.cpp</text:span><text:span text:style-name="T77"> ...</text:span></text:p>
                  </text:list-item>
                  <text:list-item>
                    <text:p text:id="id135"><text:span text:style-name="T78">Subtract weekends and holidays from an interval_set</text:span><text:span text:style-name="T79"><text:line-break/></text:span><text:span text:style-name="T76">worktime </text:span><text:span text:style-name="T80">-=</text:span><text:span text:style-name="T76"> weekends(scope)</text:span><text:span text:style-name="T76"><text:line-break/></text:span><text:span text:style-name="T76">worktime </text:span><text:span text:style-name="T80">-=</text:span><text:span text:style-name="T76"> german_reunification_day</text:span></text:p>
                  </text:list-item>
                  <text:list-item>
                    <text:p text:id="id136"><text:span text:style-name="T78">Intersect an interval_map with an interval_set</text:span><text:span text:style-name="T79"><text:line-break/></text:span><text:span text:style-name="T81">claudias_working_hours </text:span><text:span text:style-name="T82">&amp;=</text:span><text:span text:style-name="T81"> worktime</text:span></text:p>
                  </text:list-item>
                  <text:list-item>
                    <text:p text:id="id137"><text:span text:style-name="T78">Subtract and interval_set from an interval map</text:span><text:span text:style-name="T78"><text:line-break/></text:span><text:span text:style-name="T83">claudias_working_hours </text:span><text:span text:style-name="T84">-=</text:span><text:span text:style-name="T83"> claudias_absense_times</text:span></text:p>
                  </text:list-item>
                  <text:list-item>
                    <text:p text:id="id138"><text:span text:style-name="T78">Adding interval_maps</text:span><text:span text:style-name="T78"><text:line-break/></text:span><text:span text:style-name="T85">interval_map&lt;date,</text:span><text:span text:style-name="T86">int</text:span><text:span text:style-name="T87">&gt; manpower;</text:span><text:span text:style-name="T87"><text:line-break/></text:span><text:span text:style-name="T81">manpower </text:span><text:span text:style-name="T82">+=</text:span><text:span text:style-name="T81"> claudias_working_hours;</text:span><text:span text:style-name="T81"><text:line-break/></text:span><text:span text:style-name="T81">manpower </text:span><text:span text:style-name="T82">+=</text:span><text:span text:style-name="T81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6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8"/></text:p>
            <text:p text:id="id139" text:style-name="P8"><text:span text:style-name="T60">typedef </text:span><text:span text:style-name="T62">boost::itl::set&lt;string&gt; MemberSetT;</text:span><text:span text:style-name="T62"><text:line-break/></text:span><text:span text:style-name="T60">typedef </text:span><text:span text:style-name="T62">interval_map&lt;date, MemberSetT&gt; MembershipT;</text:span></text:p>
            <text:p text:style-name="P8"><text:span text:style-name="T55"/></text:p>
            <text:p text:id="id140" text:style-name="P8"><text:span text:style-name="T55">void</text:span><text:span text:style-name="T59"> user_groups()</text:span><text:span text:style-name="T59"><text:line-break/></text:span><text:span text:style-name="T59">{</text:span><text:span text:style-name="T59"><text:line-break/></text:span><text:span text:style-name="T59"> <text:s text:c="3"/>. . .</text:span></text:p>
            <text:p text:id="id141" text:style-name="P8"><text:span text:style-name="T59"><text:line-break/></text:span><text:span text:style-name="T59"> <text:s text:c="3"/></text:span><text:span text:style-name="T62">MembershipT med_users;</text:span><text:span text:style-name="T62"><text:line-break/></text:span><text:span text:style-name="T59"> <text:s text:c="3"/></text:span><text:span text:style-name="T58">// Compute membership of medical staff</text:span><text:span text:style-name="T59"><text:line-break/></text:span><text:span text:style-name="T59"> <text:s text:c="3"/>med_users += </text:span><text:span text:style-name="T62">make_pair(</text:span><text:span text:style-name="T59">member_interval_1, </text:span><text:span text:style-name="T62">MemberSetT(</text:span><text:span text:style-name="T89">"Dr.Jekyll"</text:span><text:span text:style-name="T62">));</text:span><text:span text:style-name="T62"><text:line-break/></text:span><text:span text:style-name="T62"> <text:s text:c="3"/>med_users += . . . </text:span></text:p>
            <text:p text:id="id142" text:style-name="P8"><text:span text:style-name="T59"><text:line-break/></text:span><text:span text:style-name="T59"> <text:s text:c="3"/></text:span><text:span text:style-name="T62">MembershipT admin_users;</text:span></text:p>
            <text:p text:id="id143" text:style-name="P8"><text:span text:style-name="T59"><text:s text:c="4"/></text:span><text:span text:style-name="T58">// Compute membership of administation staff</text:span><text:span text:style-name="T59"><text:line-break/></text:span><text:span text:style-name="T59"> <text:s text:c="3"/>med_users += </text:span><text:span text:style-name="T62">make_pair(</text:span><text:span text:style-name="T59">member_interval_2, </text:span><text:span text:style-name="T62">MemberSetT(</text:span><text:span text:style-name="T89">"Mr.Hyde"</text:span><text:span text:style-name="T62">));</text:span><text:span text:style-name="T62"><text:line-break/></text:span><text:span text:style-name="T62"> <text:s text:c="3"/>. . .</text:span></text:p>
            <text:p text:style-name="P8"><text:span text:style-name="T62"/></text:p>
            <text:p text:id="id144" text:style-name="P8"><text:span text:style-name="T62"><text:s text:c="4"/></text:span><text:span text:style-name="T62">MembershipT all_users <text:s text:c="2"/>= med_users </text:span><text:span text:style-name="T90">+</text:span><text:span text:style-name="T62"> admin_users;</text:span></text:p>
            <text:p text:style-name="P8"><text:span text:style-name="T62"/></text:p>
            <text:p text:id="id145" text:style-name="P8"><text:span text:style-name="T62"><text:s text:c="4"/></text:span><text:span text:style-name="T62">MembershipT super_users = med_users </text:span><text:span text:style-name="T90">&amp;</text:span><text:span text:style-name="T62"> admin_users;</text:span><text:span text:style-name="T62"><text:line-break/></text:span><text:span text:style-name="T62"> <text:s text:c="3"/>. . .</text:span></text:p>
            <text:p text:id="id146"><text:span text:style-name="T59"><text:line-break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6">The semantics of </text:span><text:span text:style-name="T91">itl sets</text:span><text:span text:style-name="T26"> is based on a concept </text:span><text:span text:style-name="T92">itl::Set</text:span></text:p>
                <text:list>
                  <text:list-item>
                    <text:p text:id="id148"><text:span text:style-name="T93">itl::set</text:span><text:span text:style-name="T67">, </text:span><text:span text:style-name="T93">interval_set</text:span><text:span text:style-name="T67">, </text:span><text:span text:style-name="T93">split_interval_set</text:span><text:span text:style-name="T26"> and </text:span><text:span text:style-name="T93">separate_interval_set</text:span><text:span text:style-name="T26"> are models of concept </text:span><text:span text:style-name="T92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8"/></text:p>
            <text:p text:id="id149" text:style-name="P8"><text:span text:style-name="T94">// Abstract part</text:span><text:span text:style-name="T94"><text:line-break/></text:span><text:span text:style-name="T95">empty set: <text:s text:c="7"/></text:span><text:span text:style-name="T96">Set</text:span><text:span text:style-name="T95">::</text:span><text:span text:style-name="T96">Set</text:span><text:span text:style-name="T95">()</text:span><text:span text:style-name="T95"><text:line-break/></text:span><text:span text:style-name="T95">subset relation: <text:s/>bool </text:span><text:span text:style-name="T96">Set</text:span><text:span text:style-name="T95">::</text:span><text:span text:style-name="T97">contained_in</text:span><text:span text:style-name="T95">(const </text:span><text:span text:style-name="T96">Set</text:span><text:span text:style-name="T95">&amp; s2)const</text:span><text:span text:style-name="T95"><text:line-break/></text:span><text:span text:style-name="T95">equality: <text:s text:c="8"/>bool </text:span><text:span text:style-name="T97">is_element_equal</text:span><text:span text:style-name="T95"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union: <text:s text:c="7"/></text:span><text:span text:style-name="T96">Set</text:span><text:span text:style-name="T95">&amp; operator </text:span><text:span text:style-name="T97">+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+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difference: <text:s text:c="2"/></text:span><text:span text:style-name="T96">Set</text:span><text:span text:style-name="T95">&amp; operator </text:span><text:span text:style-name="T97">-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-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set intersection: </text:span><text:span text:style-name="T96">Set</text:span><text:span text:style-name="T95">&amp; operator </text:span><text:span text:style-name="T97">&amp;=</text:span><text:span text:style-name="T95"> (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 <text:s text:c="17"/></text:span><text:span text:style-name="T96">Set</text:span><text:span text:style-name="T95"> <text:s/>operator </text:span><text:span text:style-name="T97">&amp;</text:span><text:span text:style-name="T95"> <text:s/>(const </text:span><text:span text:style-name="T96">Set</text:span><text:span text:style-name="T95">&amp; s1, const </text:span><text:span text:style-name="T96">Set</text:span><text:span text:style-name="T95">&amp; s2) <text:s/></text:span></text:p>
            <text:p text:style-name="P8"><text:span text:style-name="T95"/></text:p>
            <text:p text:id="id150" text:style-name="P8"><text:span text:style-name="T94">// Part related to sequential ordering</text:span><text:span text:style-name="T94"><text:line-break/></text:span><text:span text:style-name="T95">sorting order: <text:s text:c="3"/>bool operator </text:span><text:span text:style-name="T97">&lt;</text:span><text:span text:style-name="T95"> <text:s/>(const </text:span><text:span text:style-name="T96">Set</text:span><text:span text:style-name="T95">&amp; s1, const </text:span><text:span text:style-name="T96">Set</text:span><text:span text:style-name="T95">&amp; s2)</text:span><text:span text:style-name="T95"><text:line-break/></text:span><text:span text:style-name="T95">lexicographical equality:</text:span><text:span text:style-name="T95"><text:line-break/></text:span><text:span text:style-name="T95"> <text:s text:c="17"/>bool operator </text:span><text:span text:style-name="T97">==</text:span><text:span text:style-name="T95"> (const </text:span><text:span text:style-name="T96">Set</text:span><text:span text:style-name="T95">&amp; s1, const </text:span><text:span text:style-name="T96">Set</text:span><text:span text:style-name="T95">&amp; s2)</text:span></text:p>
            <text:p text:id="id151" text:style-name="P8"><text:span text:style-name="T95"><text:s/></text:span></text:p>
            <text:p text:style-name="P8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6">The semantics of </text:span><text:span text:style-name="T91">itl maps</text:span><text:span text:style-name="T26"> is based on a concept </text:span><text:span text:style-name="T92">itl::Map</text:span></text:p>
                <text:list>
                  <text:list-item>
                    <text:p text:id="id153"><text:span text:style-name="T93">itl::map</text:span><text:span text:style-name="T67">, </text:span><text:span text:style-name="T93">interval_map</text:span><text:span text:style-name="T98"> and </text:span><text:span text:style-name="T93">split_interval_map</text:span><text:span text:style-name="T26"> are models of concept </text:span><text:span text:style-name="T26"><text:line-break/></text:span><text:span text:style-name="T92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8"/></text:p>
            <text:p text:id="id154" text:style-name="P8"><text:span text:style-name="T94">// Abstract part</text:span><text:span text:style-name="T94"><text:line-break/></text:span><text:span text:style-name="T95">empty map: <text:s text:c="7"/></text:span><text:span text:style-name="T96">Map</text:span><text:span text:style-name="T95">::</text:span><text:span text:style-name="T96">Map</text:span><text:span text:style-name="T95">()</text:span><text:span text:style-name="T95"><text:line-break/></text:span><text:span text:style-name="T95">submap relation: <text:s/>bool </text:span><text:span text:style-name="T96">Map</text:span><text:span text:style-name="T95">::</text:span><text:span text:style-name="T97">contained_in</text:span><text:span text:style-name="T95">(const </text:span><text:span text:style-name="T96">Map</text:span><text:span text:style-name="T95">&amp; m2)const</text:span><text:span text:style-name="T95"><text:line-break/></text:span><text:span text:style-name="T95">equality: <text:s text:c="8"/>bool </text:span><text:span text:style-name="T97">is_element_equal</text:span><text:span text:style-name="T95"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union: <text:s text:c="7"/></text:span><text:span text:style-name="T96">Map</text:span><text:span text:style-name="T95">&amp; operator </text:span><text:span text:style-name="T97">+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+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difference: <text:s text:c="2"/></text:span><text:span text:style-name="T96">Map</text:span><text:span text:style-name="T95">&amp; operator </text:span><text:span text:style-name="T97">-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-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map intersection: </text:span><text:span text:style-name="T96">Map</text:span><text:span text:style-name="T95">&amp; operator </text:span><text:span text:style-name="T97">&amp;=</text:span><text:span text:style-name="T95"> (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 <text:s text:c="17"/></text:span><text:span text:style-name="T96">Map</text:span><text:span text:style-name="T95"> <text:s/>operator </text:span><text:span text:style-name="T97">&amp;</text:span><text:span text:style-name="T95"> <text:s/>(const </text:span><text:span text:style-name="T96">Map</text:span><text:span text:style-name="T95">&amp; m1, const </text:span><text:span text:style-name="T96">Map</text:span><text:span text:style-name="T95">&amp; m2) <text:s/></text:span></text:p>
            <text:p text:style-name="P8"><text:span text:style-name="T95"/></text:p>
            <text:p text:id="id155" text:style-name="P8"><text:span text:style-name="T94">// Part related to sequential ordering</text:span><text:span text:style-name="T94"><text:line-break/></text:span><text:span text:style-name="T95">sorting order: <text:s text:c="3"/>bool operator </text:span><text:span text:style-name="T97">&lt;</text:span><text:span text:style-name="T95"> <text:s/>(const </text:span><text:span text:style-name="T96">Map</text:span><text:span text:style-name="T95">&amp; m1, const </text:span><text:span text:style-name="T96">Map</text:span><text:span text:style-name="T95">&amp; m2)</text:span><text:span text:style-name="T95"><text:line-break/></text:span><text:span text:style-name="T95">lexicographical equality:</text:span><text:span text:style-name="T95"><text:line-break/></text:span><text:span text:style-name="T95"> <text:s text:c="17"/>bool operator </text:span><text:span text:style-name="T97">==</text:span><text:span text:style-name="T95"> (const </text:span><text:span text:style-name="T96">Map</text:span><text:span text:style-name="T95">&amp; m1, const </text:span><text:span text:style-name="T96">Map</text:span><text:span text:style-name="T95">&amp; m2)</text:span></text:p>
            <text:p text:style-name="P8"><text:span text:style-name="T95"><text:s/></text:span></text:p>
            <text:p text:style-name="P8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9">La</text:span>w <text:span text:style-name="T99">Ba</text:span>sed <text:span text:style-name="T99">Te</text:span>st <text:span text:style-name="T99">A</text:span>utomaton <text:span text:style-name="T99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1" draw:layer="layout" svg:width="8.872cm" svg:height="2.373cm" svg:x="4.177cm" svg:y="9.362cm">
          <text:p text:style-name="P10"><text:span text:style-name="T100">Generate</text:span></text:p>
          <text:p text:style-name="P10"><text:span text:style-name="T100">law instance</text:span></text:p>
        </draw:rect>
        <draw:rect draw:style-name="gr14" draw:text-style-name="P19" draw:id="id162" draw:layer="layout" svg:width="8.872cm" svg:height="1.845cm" svg:x="4.177cm" svg:y="13.564cm">
          <text:p text:style-name="P10"><text:span text:style-name="T100">apply law to instance</text:span></text:p>
        </draw:rect>
        <draw:rect draw:style-name="gr14" draw:text-style-name="P19" draw:id="id165" draw:layer="layout" svg:width="8.872cm" svg:height="1.824cm" svg:x="4.177cm" svg:y="17.264cm">
          <text:p text:style-name="P10"><text:span text:style-name="T100">collect violations</text:span></text:p>
        </draw:rect>
        <draw:custom-shape draw:style-name="gr15" draw:text-style-name="P10" draw:id="id163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6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4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0" draw:layer="layout" svg:width="11.184cm" svg:height="2.275cm" svg:x="13.768cm" svg:y="9.439cm">
          <draw:text-box>
            <text:p><text:span text:style-name="T101">Commutativity&lt;T a, U b, +&gt;:</text:span></text:p>
            <text:p><text:span text:style-name="T101"><text:s text:c="14"/></text:span><text:span text:style-name="T101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7">Lexicographical Ordering and Equality<text:line-break/></text:p>
                <text:list>
                  <text:list-item>
                    <text:p text:id="id168">For all itl containers <text:span text:style-name="T102">operator &lt;</text:span> implements a <text:span text:style-name="T103">strict weak ordering</text:span>. <text:line-break/></text:p>
                  </text:list-item>
                  <text:list-item>
                    <text:p text:id="id169">The <text:span text:style-name="T103">induced equivalence</text:span> of this ordering is <text:span text:style-name="T13">lexicographical equality</text:span> which is implemented as <text:span text:style-name="T102">operator ==</text:span><text:line-break/></text:p>
                  </text:list-item>
                  <text:list-item>
                    <text:p text:id="id170">This is in line with the semantics of <text:span text:style-name="T104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1"><text:span text:style-name="T101">Subset Ordering and Element Equality</text:span><text:span text:style-name="T101"><text:line-break/></text:span><text:span text:style-name="T101"/></text:p>
                <text:list>
                  <text:list-item>
                    <text:p text:id="id172"><text:span text:style-name="T101">For all itl containers function </text:span><text:span text:style-name="T105">contained_in</text:span><text:span text:style-name="T101"> implements a </text:span><text:span text:style-name="T106">partial ordering</text:span><text:span text:style-name="T101">.</text:span><text:span text:style-name="T101"><text:line-break/></text:span><text:span text:style-name="T101"/></text:p>
                  </text:list-item>
                  <text:list-item>
                    <text:p text:id="id173"><text:span text:style-name="T101">The </text:span><text:span text:style-name="T106">induced equivalence</text:span><text:span text:style-name="T101"> of this ordering is </text:span><text:span text:style-name="T107">equality of elements</text:span><text:span text:style-name="T101"> which is implemented as function </text:span><text:span text:style-name="T105">is_element_equal</text:span><text:span text:style-name="T10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4">itl::Sets</text:p>
              </text:list-item>
              <text:list-item>
                <text:p text:id="id175"><text:span text:style-name="T108">All</text:span> itl sets implement a <text:span text:style-name="T103">Set Algebra</text:span>, which is to say satisfy a “<text:span text:style-name="T3">classical”</text:span> set of laws . . .</text:p>
                <text:list>
                  <text:list-item>
                    <text:p text:id="id176">. . . using <text:span text:style-name="T102">is_element_equal</text:span> as equality</text:p>
                  </text:list-item>
                  <text:list-item>
                    <text:p text:id="id177">Associativity, Neutrality, Commutativity (for <text:span text:style-name="T109">+ </text:span><text:span text:style-name="T110">and</text:span> <text:span text:style-name="T109">&amp;</text:span>)</text:p>
                  </text:list-item>
                  <text:list-item>
                    <text:p text:id="id178">Distributivity, DeMorgan, Symmetric Difference<text:line-break/></text:p>
                  </text:list-item>
                </text:list>
              </text:list-item>
              <text:list-item>
                <text:p text:id="id179"><text:span text:style-name="T108">Most of</text:span> the itl sets satisfy the classical set of laws even if . . .</text:p>
                <text:list>
                  <text:list-item>
                    <text:p text:id="id180">. . . <text:s/>lexicographical equality: <text:span text:style-name="T102">operator ==</text:span> is used</text:p>
                  </text:list-item>
                  <text:list-item>
                    <text:p text:id="id181">The differences reflect proper inequalities in sequence that occur for <text:span text:style-name="T111">separate_interval_set</text:span> and <text:span text:style-name="T111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82">Concepts induction / concept transition</text:p>
                <text:list>
                  <text:list-item>
                    <text:p text:id="id183">The semantics of itl Maps appears to be <text:span text:style-name="T112">determined</text:span> by the <text:span text:style-name="T112">codomain type</text:span> of the map</text:p>
                  </text:list-item>
                  <text:list-item>
                    <text:p text:id="id184">Itl Maps are <text:span text:style-name="T112">mapping</text:span> the semantics of the <text:span text:style-name="T112">codomain type </text:span><text:span text:style-name="T113">on</text:span><text:span text:style-name="T112"> themselves</text:span>.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9.092cm" svg:x="1.045cm" svg:y="9.894cm">
          <draw:text-box>
            <text:p text:id="id185" text:style-name="P8"><text:span text:style-name="T114"><text:line-break/></text:span><text:span text:style-name="T114"> <text:s text:c="19"/></text:span><text:span text:style-name="T115">is model of <text:s/>example</text:span></text:p>
            <text:p text:style-name="P8"><text:span text:style-name="T114"/></text:p>
            <text:p text:id="id186" text:style-name="P8"><text:span text:style-name="T114">Map&lt;D,</text:span><text:span text:style-name="T116">Monoid</text:span><text:span text:style-name="T114">&gt; <text:s text:c="6"/></text:span><text:span text:style-name="T116">Monoid</text:span><text:span text:style-name="T114"> <text:s text:c="6"/>interval_map&lt;int,</text:span><text:span text:style-name="T116">string</text:span><text:span text:style-name="T114">&gt;</text:span></text:p>
            <text:p text:id="id187" text:style-name="P8"><text:span text:style-name="T114"><text:line-break/></text:span><text:span text:style-name="T114">Map&lt;D,</text:span><text:span text:style-name="T116">CommutMonoid</text:span><text:span text:style-name="T114">&gt; </text:span><text:span text:style-name="T116">CommutMonoid</text:span><text:span text:style-name="T114"> interval_map&lt;int,</text:span><text:span text:style-name="T116">unsigned</text:span><text:span text:style-name="T114">&gt;</text:span></text:p>
            <text:p text:style-name="P8"><text:span text:style-name="T114"/></text:p>
            <text:p text:id="id188" text:style-name="P8"><text:span text:style-name="T114">Map&lt;D,</text:span><text:span text:style-name="T116">AbelianGroup&gt;</text:span><text:span text:style-name="T114"> </text:span><text:span text:style-name="T116">AbelianGroup</text:span><text:span text:style-name="T114"> interval_map&lt;int,</text:span><text:span text:style-name="T116">int</text:span><text:span text:style-name="T114">&gt;</text:span></text:p>
            <text:p text:style-name="P8"><text:span text:style-name="T114"><text:s/></text:span></text:p>
            <text:p text:id="id189" text:style-name="P8"><text:span text:style-name="T114">Map&lt;D,</text:span><text:span text:style-name="T116">Set</text:span><text:span text:style-name="T114">&gt; <text:s text:c="9"/></text:span><text:span text:style-name="T116">Set</text:span><text:span text:style-name="T114"> <text:s text:c="9"/>interval_map&lt;int,</text:span><text:span text:style-name="T116">set&lt;int&gt;</text:span><text:span text:style-name="T114">&gt;</text:span><text:span text:style-name="T114"><text:line-break/></text:span><text:span text:style-name="T114"> <text:s text:c="32"/></text:span></text:p>
            <text:p text:style-name="P8"><text:span text:style-name="T1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0">Itl containers are implemented simply based on<text:line-break/><text:span text:style-name="T108">std::set</text:span> and <text:span text:style-name="T108">std::map</text:span><text:span text:style-name="T108"><text:line-break/></text:span><text:span text:style-name="T108"/></text:p>
                <text:list>
                  <text:list-item>
                    <text:p text:id="id191"><text:span text:style-name="T110">Basic operations like </text:span><text:span text:style-name="T113">adding</text:span><text:span text:style-name="T110"> and </text:span><text:span text:style-name="T113">subtracting</text:span><text:span text:style-name="T110"> intervals have a </text:span><text:span text:style-name="T112">best case complexity of O(lg n)</text:span><text:span text:style-name="T110">, if the added or subtracted intervals are </text:span><text:span text:style-name="T112">relatively small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2"><text:span text:style-name="T110">Worst case complexity of </text:span><text:span text:style-name="T113">adding</text:span><text:span text:style-name="T110"> or </text:span><text:span text:style-name="T113">subtracting </text:span><text:span text:style-name="T110">intervals </text:span><text:span text:style-name="T112">for interval_set</text:span><text:span text:style-name="T110"> is </text:span><text:span text:style-name="T112">O(n)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3"><text:span text:style-name="T110">For all other interval containers </text:span><text:span text:style-name="T113">adding</text:span><text:span text:style-name="T110"> or </text:span><text:span text:style-name="T113">subtracting </text:span><text:span text:style-name="T110">intervals has a </text:span><text:span text:style-name="T112">worst case performance of O(n lg(n))</text:span><text:span text:style-name="T110">.</text:span><text:span text:style-name="T110"><text:line-break/></text:span><text:span text:style-name="T110"/></text:p>
                  </text:list-item>
                  <text:list-item>
                    <text:p text:id="id194"><text:span text:style-name="T110">There is a </text:span><text:span text:style-name="T108">potential</text:span><text:span text:style-name="T110"> for optimization . . .</text:span><text:span text:style-name="T110"><text:line-break/></text:span><text:span text:style-name="T11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95">A <text:span text:style-name="T108">segment_tree</text:span> implementaion: A balanced tree,<text:line-break/>where . . .</text:p>
                <text:list>
                  <text:list-item>
                    <text:p text:id="id196">an interval represents a perfectly balanced subtree</text:p>
                  </text:list-item>
                  <text:list-item>
                    <text:p text:id="id197">large intervals are rotated towards the root<text:line-break/></text:p>
                  </text:list-item>
                </text:list>
              </text:list-item>
              <text:list-item>
                <text:p text:id="id198">First results</text:p>
                <text:list>
                  <text:list-item>
                    <text:p text:id="id199">much better worst case performance O(n) instead of O(n lg(n))</text:p>
                  </text:list-item>
                  <text:list-item>
                    <text:p text:id="id200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1">Completing and optimizing the segment_tree implementation of interval containers</text:p>
              </text:list-item>
              <text:list-item>
                <text:p text:id="id202">Implementing interval_maps of sets more efficiently<text:line-break/></text:p>
              </text:list-item>
              <text:list-item>
                <text:p text:id="id203">Revision of features of the extended itl (itl_plus.zip)</text:p>
                <text:list>
                  <text:list-item>
                    <text:p text:id="id204"><text:span text:style-name="T108">Decomposition of histories</text:span>: <text:span text:style-name="T118">k</text:span> histories <text:span text:style-name="T118">h</text:span><text:span text:style-name="T119">k</text:span> with attribute types <text:span text:style-name="T118">A</text:span><text:span text:style-name="T120">1</text:span><text:span text:style-name="T118">, ..., A</text:span><text:span text:style-name="T120">k</text:span> are <text:span text:style-name="T108">“</text:span><text:span text:style-name="T112">decomposed</text:span><text:span text:style-name="T108">”</text:span> to a product history of tuples of attribute sets:<text:line-break/><text:span text:style-name="T118">(h</text:span><text:span text:style-name="T120">1</text:span><text:span text:style-name="T118">&lt;T,A</text:span><text:span text:style-name="T120">1</text:span><text:span text:style-name="T118">&gt;,..., h&lt;T,A</text:span><text:span text:style-name="T120">k</text:span><text:span text:style-name="T118">&gt;) → h&lt;T, (set&lt;A</text:span><text:span text:style-name="T120">1</text:span><text:span text:style-name="T118">&gt;,…, set&lt;A</text:span><text:span text:style-name="T120">k</text:span><text:span text:style-name="T118">&gt;)&gt;</text:span><text:line-break/></text:p>
                  </text:list-item>
                  <text:list-item>
                    <text:p text:id="id205"><text:span text:style-name="T108">Cubes</text:span> (generalized crosstables): Applying <text:span text:style-name="T112">aggregate on collision</text:span> to <text:span text:style-name="T108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8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8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8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6"><text:line-break/></text:span><text:span text:style-name="T46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Currently only vc8 or newer<text:line-break/><text:span text:style-name="T65"><text:a xlink:href="https://svn.boost.org/svn/boost/sandbox/itl/boost/validate/">https://svn.boost.org/svn/boost/sandbox/itl/boost/validate/</text:a></text:span><text:span text:style-name="T65"><text:a xlink:href="https://svn.boost.org/svn/boost/sandbox/itl/libs/validate/">https://svn.boost.org/svn/boost/sandbox/itl/libs/validate/</text:a></text:span></text:p>
                    <text:p><text:span text:style-name="T65"/></text:p>
                    <text:p><text:span text:style-name="T6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31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31</meta:editing-cycles>
    <meta:editing-duration>PT62H07M18S</meta:editing-duration>
    <meta:initial-creator>Joachim Faulhaber</meta:initial-creator>
    <dc:date>2009-05-10T08:49:42.91</dc:date>
    <dc:creator>Joachim Faulhaber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